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Arial" svg:font-family="Arial, Helvetica, sans-serif"/>
    <style:font-face style:name="StarSymbol" svg:font-family="StarSymbol"/>
    <style:font-face style:name="Tahoma2" svg:font-family="Tahoma"/>
    <style:font-face style:name="Verdana" svg:font-family="Verdana"/>
    <style:font-face style:name="Courier 10 Pitch" svg:font-family="'Courier 10 Pitch'" style:font-adornments="Standard" style:font-pitch="fixed"/>
    <style:font-face style:name="LMMono10" svg:font-family="LMMono10"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ucida Sans Unicode" svg:font-family="'Lucida Sans Unicode'" style:font-pitch="variable"/>
    <style:font-face style:name="Sawasdee" svg:font-family="Sawasdee" style:font-adornments="Standard" style:font-pitch="variable"/>
    <style:font-face style:name="Tahoma1" svg:font-family="Tahoma" style:font-pitch="variable"/>
    <style:font-face style:name="URW Bookman L1" svg:font-family="'URW Bookman L'" style:font-adornments="Demi Bold" style:font-pitch="variable"/>
    <style:font-face style:name="URW Bookman L" svg:font-family="'URW Bookman L'" style:font-adornments="Light" style:font-pitch="variable"/>
    <style:font-face style:name="Nimbus Sans L" svg:font-family="'Nimbus Sans L'" style:font-adornments="Standard"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style:font-name="LMMono10"/>
    </style:style>
    <style:style style:name="P3" style:family="paragraph" style:parent-style-name="Standard">
      <style:paragraph-properties>
        <style:tab-stops>
          <style:tab-stop style:position="1.265cm"/>
        </style:tab-stops>
      </style:paragraph-properties>
      <style:text-properties style:font-name="LMMono10"/>
    </style:style>
    <style:style style:name="P4" style:family="paragraph" style:parent-style-name="Standard">
      <style:paragraph-properties>
        <style:tab-stops>
          <style:tab-stop style:position="1.265cm"/>
        </style:tab-stops>
      </style:paragraph-properties>
      <style:text-properties style:font-name="LMMono10" fo:font-size="10pt" style:font-size-asian="10pt" style:font-size-complex="10pt"/>
    </style:style>
    <style:style style:name="P5" style:family="paragraph" style:parent-style-name="code">
      <style:paragraph-properties fo:margin-left="1.582cm" fo:margin-right="-0.005cm" fo:text-indent="-1.54cm" style:auto-text-indent="false">
        <style:tab-stops/>
      </style:paragraph-properties>
      <style:text-properties fo:language="de" fo:country="DE"/>
    </style:style>
    <style:style style:name="P6" style:family="paragraph" style:parent-style-name="code">
      <style:paragraph-properties fo:margin-left="1.582cm" fo:margin-right="-0.005cm" fo:text-indent="-1.54cm" style:auto-text-indent="false">
        <style:tab-stops/>
      </style:paragraph-properties>
      <style:text-properties fo:language="de" fo:country="DE" officeooo:paragraph-rsid="0010f32c"/>
    </style:style>
    <style:style style:name="P7" style:family="paragraph" style:parent-style-name="code" style:master-page-name="">
      <loext:graphic-properties draw:fill="solid" draw:fill-color="#e6e6e6" draw:opacity="100%"/>
      <style:paragraph-properties fo:margin-left="0cm" fo:margin-right="9.2cm" fo:margin-top="0cm" fo:margin-bottom="0cm" loext:contextual-spacing="false" fo:keep-together="always" fo:hyphenation-ladder-count="4" fo:text-indent="0cm" style:auto-text-indent="false" style:page-number="auto" fo:background-color="#e6e6e6" fo:padding="0.15cm" fo:border="0.14pt dashed #000080" style:shadow="none" fo:keep-with-next="always"/>
      <style:text-properties fo:hyphenate="true" fo:hyphenation-remain-char-count="2" fo:hyphenation-push-char-count="2"/>
    </style:style>
    <style:style style:name="P8" style:family="paragraph" style:parent-style-name="code" style:master-page-name="">
      <loext:graphic-properties draw:fill="solid" draw:fill-color="#e6e6e6" draw:opacity="100%"/>
      <style:paragraph-properties fo:margin-left="0cm" fo:margin-right="9.299cm" fo:margin-top="0cm" fo:margin-bottom="0cm" loext:contextual-spacing="false" fo:keep-together="always" fo:hyphenation-ladder-count="4" fo:text-indent="0cm" style:auto-text-indent="false" style:page-number="auto" fo:background-color="#e6e6e6" fo:padding="0.15cm" fo:border="0.14pt dashed #000080" style:shadow="none" fo:keep-with-next="always"/>
      <style:text-properties fo:hyphenate="true" fo:hyphenation-remain-char-count="2" fo:hyphenation-push-char-count="2"/>
    </style:style>
    <style:style style:name="P9" style:family="paragraph" style:parent-style-name="Text_20_body">
      <style:text-properties officeooo:rsid="001c3b21" officeooo:paragraph-rsid="001c3b21"/>
    </style:style>
    <style:style style:name="P10" style:family="paragraph" style:parent-style-name="TextkörperNachCode">
      <style:text-properties officeooo:paragraph-rsid="001c3b21"/>
    </style:style>
    <style:style style:name="P11" style:family="paragraph" style:parent-style-name="code" style:list-style-name="Numbering_20_1"/>
    <style:style style:name="P12" style:family="paragraph" style:parent-style-name="Numbering_20_1" style:list-style-name="Numbering_20_1"/>
    <style:style style:name="P13" style:family="paragraph" style:parent-style-name="Numbering_20_1">
      <style:text-properties fo:language="de" fo:country="DE"/>
    </style:style>
    <style:style style:name="P14" style:family="paragraph" style:parent-style-name="Numbering_20_1" style:list-style-name="Numbering_20_1">
      <style:text-properties fo:language="de" fo:country="DE"/>
    </style:style>
    <style:style style:name="P15" style:family="paragraph" style:parent-style-name="Numbering_20_1">
      <style:paragraph-properties fo:margin-top="0.21cm" fo:margin-bottom="0.21cm" loext:contextual-spacing="false"/>
    </style:style>
    <style:style style:name="P16" style:family="paragraph" style:parent-style-name="Numbering_20_1" style:list-style-name="Numbering_20_1">
      <style:paragraph-properties fo:margin-top="0.21cm" fo:margin-bottom="0.21cm" loext:contextual-spacing="false"/>
    </style:style>
    <style:style style:name="P17" style:family="paragraph" style:parent-style-name="Numbering_20_1" style:list-style-name="Numbering_20_1">
      <style:paragraph-properties fo:margin-top="0.21cm" fo:margin-bottom="0.21cm" loext:contextual-spacing="false"/>
      <style:text-properties fo:language="de" fo:country="DE"/>
    </style:style>
    <style:style style:name="P18" style:family="paragraph" style:parent-style-name="TextkörperNachCode" style:list-style-name="Numbering_20_1"/>
    <style:style style:name="P19" style:family="paragraph">
      <style:paragraph-properties fo:text-align="center"/>
    </style:style>
    <style:style style:name="T1" style:family="text">
      <style:text-properties officeooo:rsid="000d5726"/>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language="de" fo:country="DE"/>
    </style:style>
    <style:style style:name="T6" style:family="text">
      <style:text-properties officeooo:rsid="000e7a94"/>
    </style:style>
    <style:style style:name="T7" style:family="text">
      <style:text-properties officeooo:rsid="000f44ec"/>
    </style:style>
    <style:style style:name="T8" style:family="text">
      <style:text-properties officeooo:rsid="00147d0e"/>
    </style:style>
    <style:style style:name="T9" style:family="text">
      <style:text-properties officeooo:rsid="00182bd4"/>
    </style:style>
    <style:style style:name="T10" style:family="text">
      <style:text-properties officeooo:rsid="001a99fb"/>
    </style:style>
    <style:style style:name="T11" style:family="text">
      <style:text-properties officeooo:rsid="001c3b21"/>
    </style:style>
    <style:style style:name="T12" style:family="text">
      <style:text-properties officeooo:rsid="001cbc3d"/>
    </style:style>
    <style:style style:name="T13" style:family="text">
      <style:text-properties officeooo:rsid="001e46a3"/>
    </style:style>
    <style:style style:name="T14" style:family="text">
      <style:text-properties officeooo:rsid="001fca61"/>
    </style:style>
    <style:style style:name="T15" style:family="text">
      <style:text-properties officeooo:rsid="002099fd"/>
    </style:style>
    <style:style style:name="T16" style:family="text">
      <style:text-properties officeooo:rsid="002172d0"/>
    </style:style>
    <style:style style:name="T17" style:family="text">
      <style:text-properties officeooo:rsid="0022c571"/>
    </style:style>
    <style:style style:name="T18" style:family="text">
      <style:text-properties officeooo:rsid="0022dd9b"/>
    </style:style>
    <style:style style:name="T19" style:family="text">
      <style:text-properties officeooo:rsid="002388af"/>
    </style:style>
    <style:style style:name="T20" style:family="text">
      <style:text-properties officeooo:rsid="0024c37f"/>
    </style:style>
    <style:style style:name="gr1" style:family="graphic">
      <style:graphic-properties svg:stroke-color="#0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ie Datenbank enthält folgende Daten über eine ehemalige Saison der ersten, zweiten und dritten Bundesliga:</text:p>
      <text:p text:style-name="P5">Verein<text:tab/>( <text:span text:style-name="T3">V_ID</text:span>, <text:s/>Name, <text:s text:c="2"/><text:span text:style-name="T4">Liga</text:span> )</text:p>
      <text:p text:style-name="P5">Spiel <text:tab/>( <text:span text:style-name="T3">Spiel_ID</text:span>, <text:s/>Spieltag, <text:s/>Datum, <text:s/>Uhrzeit, <text:span text:style-name="T4">Heim</text:span>, <text:span text:style-name="T4">Gast</text:span>, <text:s/><text:line-break/>Tore_Heim, <text:s/>Tore_Gast)</text:p>
      <text:p text:style-name="P5">Spieler ( <text:span text:style-name="T3">Spieler_ID</text:span>, <text:s/><text:span text:style-name="T4">Vereins_ID </text:span>, <text:s/>Trikot_Nr, <text:s/>Spieler_Name,<text:line-break/> <text:s/>Land, <text:s/>Spiele, <text:s/>Tore, <text:s/>Vorlagen )</text:p>
      <text:p text:style-name="P6">Liga<text:tab/>( <text:span text:style-name="T3">Liga_Nr</text:span>, <text:s/>Verband , <text:s/>Erstaustragung , Meister , <text:s/><text:line-break/>Rekordspieler , <text:s/>Spiele_Rekordspieler)</text:p>
      <text:p text:style-name="P1"/>
      <text:p text:style-name="TextkörperNachCode">Unterstrichene Attribute sind Primärschlüssel, kursive Attribute sind Fremdschlüssel.</text:p>
      <text:h text:style-name="Heading_20_2" text:outline-level="2">Abfragen über eine Tabelle</text:h>
      <text:list xml:id="list8996584955511140398" text:style-name="Numbering_20_1">
        <text:list-item>
          <text:p text:style-name="Numbering_20_1">Zeige alle verfügbaren Daten der Tabelle „Verein“ an. </text:p>
        </text:list-item>
        <text:list-item>
          <text:p text:style-name="Numbering_20_1">Welche Vereine spielen in der zweiten Liga?</text:p>
        </text:list-item>
        <text:list-item>
          <text:p text:style-name="Numbering_20_1">Wann wurde in der 1. Fußball-Bundesliga das erste Mal ein Spiel ausgetragen?</text:p>
        </text:list-item>
        <text:list-item>
          <text:p text:style-name="Numbering_20_1">Wähle Liga_Nr, Verband und Rekordspieler aller drei Ligen aus.</text:p>
        </text:list-item>
        <text:list-item>
          <text:p text:style-name="Numbering_20_1">Zeige alle Vereine an, die die Abkürzung „FC“ im Namen haben.</text:p>
        </text:list-item>
        <text:list-item>
          <text:p text:style-name="Numbering_20_1">An welchem Tag fand das erste Spiel in <text:span text:style-name="T8">der</text:span> Saison statt?</text:p>
        </text:list-item>
        <text:list-item>
          <text:p text:style-name="Numbering_20_1">Wie viele Tore wurden in der Saison geschossen ?</text:p>
        </text:list-item>
        <text:list-item>
          <text:p text:style-name="Numbering_20_1">Welche Spieler haben in dieser Saison mehr als 15 Tore geschossen? <text:span text:style-name="T9">Ordne die Liste so, dass der/die Spieler mit den meisten Toren am Anfang stehen.</text:span></text:p>
        </text:list-item>
        <text:list-item>
          <text:p text:style-name="Numbering_20_1"><text:bookmark-start text:name="__DdeLink__231_1518868075"/>Wie viele Spieler tragen die Trikot-Nr 12 ? Nenne die Ergebnisspalte „Anzahl“<text:bookmark-end text:name="__DdeLink__231_1518868075"/>.</text:p>
        </text:list-item>
        <text:list-item>
          <text:p text:style-name="Numbering_20_1">W<text:bookmark-start text:name="__DdeLink__233_1518868075"/>elche deutschen Spieler (Land: D) haben in dieser Saison noch an keinem Spiel teilgenommen?<text:bookmark-end text:name="__DdeLink__233_1518868075"/></text:p>
        </text:list-item>
        <text:list-item>
          <text:p text:style-name="Numbering_20_1">Zeige die Daten aller Spiele an, die am ersten Spieltag aller drei Ligen nach 17 Uhr begonnen haben.</text:p>
        </text:list-item>
        <text:list-item>
          <text:p text:style-name="Numbering_20_1">Wie viele Tore wurden bisher durchschnittlich von den Spielern geschossen, die schon an mehr als 3 Spielen teilgenommen und mehr als 2 Vorlagen geliefert ha<text:soft-page-break/>ben?</text:p>
        </text:list-item>
        <text:list-item>
          <text:p text:style-name="Numbering_20_1">Suche alle Spiele, die im August stattgefunden und nach 19 Uhr begonnen haben.</text:p>
        </text:list-item>
      </text:list>
      <text:h text:style-name="Heading_20_2" text:outline-level="2">Subquery (Unterabfragen)</text:h>
      <text:list xml:id="list131311520525949" text:continue-numbering="true" text:style-name="Numbering_20_1">
        <text:list-item>
          <text:p text:style-name="Numbering_20_1">Welcher Verein <text:span text:style-name="T10">war</text:span> Meister der zweiten Liga? Schreibe zuerst die Abfrage, die die Vereinsnummer des Meisters aus der Tabelle Liga ermittelt. Erstelle dann die Abfrage aus Verein, die den zugehörigen Namen findet und füge die erste als Subquery ein.</text:p>
        </text:list-item>
        <text:list-item>
          <text:p text:style-name="P14"><text:bookmark-start text:name="__DdeLink__301_156847094"/>Welcher Spieler hat bisher für den Verein mit der ID 20 die meisten Tore geschossen?<text:bookmark-end text:name="__DdeLink__301_156847094"/></text:p>
        </text:list-item>
        <text:list-item>
          <text:p text:style-name="Numbering_20_1">Liste alle Spieler auf, die überdurchschnittlich viele Tore geschossen haben. Bestimme dazu in einer Subquery die durchschnittliche Anzahl Tore.</text:p>
        </text:list-item>
      </text:list>
      <text:h text:style-name="Heading_20_2" text:outline-level="2">Abfragen über mehrere Tabellen durch Verknüpfung (Join)</text:h>
      <text:list xml:id="list131311283193124" text:continue-numbering="true" text:style-name="Numbering_20_1">
        <text:list-item>
          <text:p text:style-name="P12">Welche Spieler spielen für den Verein “SC Freiburg“? Gib auch die Trikotnummer und das Heimatland jedes Spielers sowie die Anzahl seiner Tore mit aus. Ordne die Ergebnisse aufsteigend nach der Trikotnummer.</text:p>
        </text:list-item>
        <text:list-item>
          <text:p text:style-name="P12">Gib Trikotnummer, Name und die Anzahl der Tore aller Spieler der zweiten Liga aus, die bisher schon mehr als 10 Tore geschossen haben. Ordne nach der Anzahl ihrer Tore. </text:p>
        </text:list-item>
        <text:list-item>
          <text:p text:style-name="P12">a) Welche Vereine haben bisher ein Heimspiel gegen den Verein mit der V_ID 10 gewonnen? Wie lauteten die Ergebnisse dieser Spiele?</text:p>
          <text:p text:style-name="P12">b) Welche Vereine haben bisher ein Spiel gegen den Verein mit der V_ID 10 gewonnen? Wie lauteten die Ergebnisse dieser Spiele? Hinweis:hier muss man eine umfangreichere Bedingung in der ON-Klausel formulieren.</text:p>
        </text:list-item>
        <text:list-item>
          <text:p text:style-name="P16">An welchen Tagen finden die Spiele der ersten Liga statt?<text:line-break/>Hinweis: Jedes Datum darf nur einmal ausgegeben werden → DISTINCT</text:p>
        </text:list-item>
        <text:list-item>
          <text:p text:style-name="Numbering_20_1">Wer (Name) <text:span text:style-name="T16">hat</text:span> am zweiten Spieltag <text:span text:style-name="T16">gegen </text:span>„Dynamo Dresden“ <text:span text:style-name="T16">gespielt </text:span>? Finde die V_ID von „Dynamo Dresden“ zuvor mit einer eigenen SQL-Abfrage heraus. <text:soft-page-break/>Baue diese Abfrage dann als SUBSELECT (Unterabfrage) in die ganze Abfrage mit ein: <text:s/>...WHERE Heim = ( SELECT „V_ID“ FROM....) .</text:p>
        </text:list-item>
        <text:list-item>
          <text:p text:style-name="P17"><text:bookmark-start text:name="__DdeLink__239_1518868075"/>Suche für jeden brasilianischen Spieler der ersten Liga heraus, an wie vielen Spielen er teilgenommen hat. Gib außerdem die Anzahl ihrer Tore und Vorlagen und den Namen des Vereins aus, für den sie spielen.<text:bookmark-end text:name="__DdeLink__239_1518868075"/></text:p>
        </text:list-item>
        <text:list-item>
          <text:p text:style-name="P17"><text:span text:style-name="T5">Welcher Spieler hat für den </text:span>1. FC Nürnberg<text:span text:style-name="T5"> die meisten Tore geschossen? </text:span>Hinweis: in einer Subquery Verein und Spieler joinen und die maximale Anzahl Tore für Nürnberg herausfinden, Dann in der Hauptquery rausfinden, welcher Spieler von Nürnberg (JOIN) diese Anzahl Tore geschossen hat.</text:p>
        </text:list-item>
        <text:list-item>
          <text:p text:style-name="Numbering_20_1">Welche Vereine haben am ersten Spieltag der ersten Liga gegeneinander gespielt, wie lauten die Ergebnisse? Hinweis: hier muss man zweimal auf die Tabelle Verein JOINen, mit jeweils unterschiedlichen ON-Bedingungen.</text:p>
        </text:list-item>
        <text:list-item>
          <text:p text:style-name="P13">Gegen welche Vereine hat der „FC Schalke 04“ bisher Auswärtsspiele bestritten? </text:p>
        </text:list-item>
        <text:list-item>
          <text:p text:style-name="P13">Wie viele Spiele hat „Hannover 96“ bis heute gewonnen?</text:p>
        </text:list-item>
      </text:list>
      <text:h text:style-name="Heading_20_1" text:outline-level="1">Daten gruppieren</text:h>
      <text:list xml:id="list131312303240410" text:continue-numbering="true" text:style-name="Numbering_20_1">
        <text:list-item>
          <text:p text:style-name="Numbering_20_1">Wie viele Spieler hat jeder Verein der ersten Liga? Gib die Ergebnisse mit dem Vereinsnamen aus und ordne sie absteigend nach der Anzahl der Spieler.</text:p>
        </text:list-item>
        <text:list-item>
          <text:p text:style-name="P12">Wie viele Tore sind bisher in jeder Liga gefallen?</text:p>
        </text:list-item>
        <text:list-item>
          <text:p text:style-name="P12">Welche Vereine (Name, Liga) haben mindestens fünfmal unentschieden gespielt? Ordne das Ergebnis aufsteigend nach der Liga und absteigend nach der Zahl der Unentschieden.</text:p>
        </text:list-item>
        <text:list-item>
          <text:p text:style-name="P12">Erstelle eine Liste in der für jeden Verein anzeigt, wie viele Heimspiele er gewonnen hat.</text:p>
        </text:list-item>
        <text:list-item>
          <text:p text:style-name="P12">Gib die Liste aller Zweitligavereine mit Ihren in Auswärtsspielen erreichten Punkten aus. <text:line-break/>Hinweis: Bei jedem Spiel gilt: Sieg = 3 Punkte, Unentschieden = 1 Punkt, Niederlage = 0 Punkte</text:p>
        </text:list-item>
        <text:list-item>
          <text:p text:style-name="P12"><text:soft-page-break/>Gib die aktuelle Spieltabelle der 1. Bundesliga aus. Diese beinhaltet für jeden Verein: Den Vereinsnamen, die Anzahl der bisher gespielten Spiele, die Anzahl der Siege, Unentschieden und Niederlagen, die geschossenen und erhaltenen Tore, die Tordifferenz und die Anzahl der Punkte. </text:p>
        </text:list-item>
        <text:list-item>
          <text:p text:style-name="P14">Welcher Verein hat bisher die meisten Tore geschossen? (!)<text:line-break/>Hinweis: Mit dem Vergleich <text:s/>Wert &gt;= ALL(…Unterabfrage…) <text:s/>in der HAVING-Klausel vergleicht man „Wert“ mit jeder einzelnen Zeile, die Unterabfrage liefert.</text:p>
          <text:p text:style-name="P11">SELECT c.name, c.area FROM country<text:line-break/>WHERE c.area &gt; ALL (SELECT c1.area FROM country c1 JOIN encompasses e <text:line-break/>ON c1.code = e.country WHERE c.code != c1.code) </text:p>
          <text:p text:style-name="P18">→ Die WHERE-Bedinung ist jedesmal erfüllt, wenn in der Unterabfrage <text:line-break/>alle Flächen kleiner als c.area sind. (credits for this example to N.Nazar). Logischerweise darf die Unterabfrage nur eine Spalte liefern, sonst wird das mit dem Vergleich schwierig.</text:p>
        </text:list-item>
        <text:list-item>
          <text:p text:style-name="P14">Gesucht sind Vereinsname, Spieler_ID, Trikotnummer und Name aller Spieler, die für den Verein spielen, der in dieser Saison die meisten Niederlagen erlitten hat (auch mehrere Vereine mit gleicher Anzahl möglich). (!)<text:line-break/>Hinweis: &gt;= ALL(…)</text:p>
        </text:list-item>
        <text:list-item>
          <text:p text:style-name="P14">Denke dir selbst eine interessante Fragestellung zur Datenbank „Bundesliga“ aus, erstelle die passende SQL-Anweisung und teste sie. Tausche die Fragestellung anschließend mit deinem Nachbarn aus und bearbeitet eure Aufgaben gegenseiti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Arial" svg:font-family="Arial, Helvetica, sans-serif"/>
    <style:font-face style:name="StarSymbol" svg:font-family="StarSymbol"/>
    <style:font-face style:name="Tahoma2" svg:font-family="Tahoma"/>
    <style:font-face style:name="Verdana" svg:font-family="Verdana"/>
    <style:font-face style:name="Courier 10 Pitch" svg:font-family="'Courier 10 Pitch'" style:font-adornments="Standard" style:font-pitch="fixed"/>
    <style:font-face style:name="LMMono10" svg:font-family="LMMono10"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ucida Sans Unicode" svg:font-family="'Lucida Sans Unicode'" style:font-pitch="variable"/>
    <style:font-face style:name="Sawasdee" svg:font-family="Sawasdee" style:font-adornments="Standard" style:font-pitch="variable"/>
    <style:font-face style:name="Tahoma1" svg:font-family="Tahoma" style:font-pitch="variable"/>
    <style:font-face style:name="URW Bookman L1" svg:font-family="'URW Bookman L'" style:font-adornments="Demi Bold" style:font-pitch="variable"/>
    <style:font-face style:name="URW Bookman L" svg:font-family="'URW Bookman L'" style:font-adornments="Light" style:font-pitch="variable"/>
    <style:font-face style:name="Nimbus Sans L" svg:font-family="'Nimbus Sans L'" style:font-adornments="Standard"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4c4c4c" style:font-name="Sawasdee" fo:font-family="Sawasdee" style:font-style-name="Standard" style:font-pitch="variable" fo:font-size="12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hyphenation-ladder-count="4" style:page-number="auto" style:shadow="none"/>
      <style:text-properties fo:color="#000000" fo:font-weight="normal" fo:hyphenate="true" fo:hyphenation-remain-char-count="2" fo:hyphenation-push-char-count="2"/>
    </style:style>
    <style:style style:name="List" style:family="paragraph" style:parent-style-name="Text_20_body" style:class="list">
      <style:text-properties style:font-name="Nimbus Sans L" fo:font-family="'Nimbus Sans L'" style:font-style-name="Standard" style:font-family-generic="swiss" style:font-pitch="variable"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Verdana" fo:font-family="Verdana" style:font-name-complex="Tahoma2" style:font-family-complex="Tahoma"/>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0cm" fo:margin-bottom="0.42cm" loext:contextual-spacing="false" style:page-number="auto" fo:break-before="auto" fo:break-after="auto" fo:background-color="transparent" style:shadow="none">
        <style:tab-stops/>
      </style:paragraph-properties>
      <style:text-properties fo:color="#000000" style:font-name="URW Bookman L" fo:font-family="'URW Bookman L'" style:font-style-name="Light" style:font-pitch="variable" fo:font-size="110%" fo:font-style="normal" fo:font-weight="bold" style:font-size-asian="115%" style:font-weight-asian="bold" style:font-size-complex="115%" style:font-weight-complex="bold"/>
    </style:style>
    <style:style style:name="code" style:family="paragraph" style:parent-style-name="Text_20_body" style:master-page-name="">
      <loext:graphic-properties draw:fill="solid" draw:fill-color="#e6e6e6" draw:opacity="100%"/>
      <style:paragraph-properties fo:margin-top="0cm" fo:margin-bottom="0cm" loext:contextual-spacing="false" fo:keep-together="always" style:page-number="auto" fo:background-color="#e6e6e6" fo:padding="0.15cm" fo:border="0.14pt dashed #000080" style:shadow="none" fo:keep-with-next="always"/>
      <style:text-properties fo:color="#000000" style:font-name="Courier 10 Pitch" fo:font-family="'Courier 10 Pitch'" style:font-style-name="Standard" style:font-pitch="fixed" fo:font-size="10pt"/>
    </style:style>
    <style:style style:name="Heading_20_2" style:display-name="Heading 2" style:family="paragraph" style:parent-style-name="Heading" style:next-style-name="Text_20_body" style:default-outline-level="2" style:class="text">
      <style:text-properties fo:color="#333366" style:font-name="URW Bookman L1" fo:font-family="'URW Bookman L'" style:font-style-name="Demi Bold" style:font-pitch="variable" fo:font-size="12pt" fo:font-style="normal" fo:font-weight="bold" style:font-size-asian="14pt" style:font-style-asian="italic" style:font-weight-asian="bold"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109cm" loext:contextual-spacing="false" fo:line-height="100%" fo:text-indent="0cm" style:auto-text-indent="false"/>
      <style:text-properties fo:font-weight="normal"/>
    </style:style>
    <style:style style:name="Heading_20_3" style:display-name="Heading 3" style:family="paragraph" style:parent-style-name="Heading" style:next-style-name="Text_20_body" style:class="text">
      <loext:graphic-properties draw:fill="none" draw:fill-color="#cfe7f5"/>
      <style:paragraph-properties fo:background-color="transparen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1_20_Start" style:display-name="Numbering 1 Start" style:family="paragraph" style:parent-style-name="List" style:class="list">
      <style:paragraph-properties fo:margin-top="0.423cm" fo:margin-bottom="0.212cm" loext:contextual-spacing="false"/>
    </style:style>
    <style:style style:name="Numbering_20_1" style:display-name="Numbering 1" style:family="paragraph" style:parent-style-name="Text_20_body" style:list-style-name="Numbering_20_1" style:class="list" style:master-page-name="">
      <style:paragraph-properties fo:margin-top="0cm" fo:margin-bottom="0.212cm" loext:contextual-spacing="false" style:page-number="auto"/>
      <style:text-properties style:font-name="Sawasdee" fo:font-family="Sawasdee" style:font-style-name="Standard" style:font-pitch="variable"/>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class="list">
      <style:paragraph-properties fo:margin-top="0cm" fo:margin-bottom="0.212cm" loext:contextual-spacing="false"/>
    </style:style>
    <style:style style:name="Numbering_20_2_20_Cont." style:display-name="Numbering 2 Cont." style:family="paragraph" style:parent-style-name="List" style:class="list">
      <style:paragraph-properties fo:margin-left="1cm" fo:margin-right="0cm" fo:margin-top="0cm" fo:margin-bottom="0.212cm" loext:contextual-spacing="false" fo:text-indent="0cm" style:auto-text-indent="false"/>
    </style:style>
    <style:style style:name="List_20_1" style:display-name="List 1" style:family="paragraph" style:parent-style-name="List" style:list-style-name="List_20_1" style:class="list">
      <style:paragraph-properties fo:margin-top="0cm" fo:margin-bottom="0.212cm" loext:contextual-spacing="false"/>
    </style:style>
    <style:style style:name="Header" style:family="paragraph" style:parent-style-name="Standard" style:class="extra">
      <loext:graphic-properties draw:fill="none" draw:fill-color="#cfe7f5"/>
      <style:paragraph-properties fo:background-color="transparent" fo:padding="0.049cm" fo:border-left="none" fo:border-right="none" fo:border-top="none" fo:border-bottom="0.06pt solid #000080" style:shadow="none" text:number-lines="false" text:line-number="0">
        <style:tab-stops>
          <style:tab-stop style:position="8.498cm" style:type="center"/>
          <style:tab-stop style:position="16.999cm" style:type="right"/>
        </style:tab-stops>
      </style:paragraph-properties>
      <style:text-properties fo:color="#000000" fo:font-size="10pt" fo:font-weight="normal"/>
    </style:style>
    <style:style style:name="Footer" style:family="paragraph" style:parent-style-name="Standard" style:class="extra" style:master-page-name="">
      <style:paragraph-properties fo:margin-left="0cm" fo:margin-right="0cm" fo:margin-top="0cm" fo:margin-bottom="0cm" loext:contextual-spacing="false" fo:text-align="start" style:justify-single-word="false" fo:text-indent="0cm" style:auto-text-indent="false" style:page-number="auto" fo:padding="0cm" fo:border="none" style:shadow="none" text:number-lines="false" text:line-number="0">
        <style:tab-stops>
          <style:tab-stop style:position="14.499cm" style:type="center"/>
        </style:tab-stops>
      </style:paragraph-properties>
      <style:text-properties fo:font-size="10pt" fo:font-weight="normal"/>
    </style:style>
    <style:style style:name="Table_20_Contents" style:display-name="Table Contents" style:family="paragraph" style:parent-style-name="Text_20_body" style:class="extra">
      <style:text-properties fo:color="#414141" style:font-name="Arial" fo:font-family="Arial, Helvetica, sans-serif" fo:font-size="9pt" style:font-name-asian="Arial" style:font-family-asian="Arial, Helvetica, sans-serif" style:font-size-asian="9pt" style:font-name-complex="Arial" style:font-family-complex="Arial, Helvetica, sans-serif"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fo:font-weight="normal"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le" style:family="paragraph" style:parent-style-name="Heading" style:next-style-name="Subtitle" style:class="chapter">
      <style:paragraph-properties fo:margin-top="0.42cm" fo:margin-bottom="0.409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Überschrift1" style:family="paragraph" style:parent-style-name="Standard">
      <style:paragraph-properties fo:margin-top="0.42cm" fo:margin-bottom="0.21cm" loext:contextual-spacing="false"/>
    </style:style>
    <style:style style:name="Überschrift2" style:family="paragraph" style:parent-style-name="Standard">
      <style:paragraph-properties fo:margin-top="0.42cm" fo:margin-bottom="0.21cm" loext:contextual-spacing="false"/>
    </style:style>
    <style:style style:name="Maßlinie" style:family="paragraph" style:parent-style-name="Standard"/>
    <style:style style:name="referat_7e_LT_7e_Gliederung_20_1" style:display-name="referat~LT~Gliederung 1" style:family="paragraph">
      <style:paragraph-properties fo:margin-left="1.199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referat_7e_LT_7e_Gliederung_20_2" style:display-name="referat~LT~Gliederung 2" style:family="paragraph" style:parent-style-name="refera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referat_7e_LT_7e_Gliederung_20_3" style:display-name="referat~LT~Gliederung 3" style:family="paragraph" style:parent-style-name="refera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referat_7e_LT_7e_Gliederung_20_4" style:display-name="referat~LT~Gliederung 4" style:family="paragraph" style:parent-style-name="refera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referat_7e_LT_7e_Gliederung_20_5" style:display-name="referat~LT~Gliederung 5" style:family="paragraph" style:parent-style-name="referat_7e_LT_7e_Gliederung_20_4">
      <style:paragraph-properties fo:margin-left="6.001cm" fo:margin-right="0cm" fo:margin-top="0cm" fo:margin-bottom="0.101cm" loext:contextual-spacing="false" fo:text-indent="-0.6cm" style:auto-text-indent="false">
        <style:tab-stops/>
      </style:paragraph-properties>
    </style:style>
    <style:style style:name="referat_7e_LT_7e_Gliederung_20_6" style:display-name="referat~LT~Gliederung 6" style:family="paragraph" style:parent-style-name="referat_7e_LT_7e_Gliederung_20_5">
      <style:paragraph-properties fo:margin-left="7.2cm" fo:margin-right="0cm" fo:margin-top="0cm" fo:margin-bottom="0cm" loext:contextual-spacing="false" fo:text-indent="-0.6cm" style:auto-text-indent="false">
        <style:tab-stops/>
      </style:paragraph-properties>
    </style:style>
    <style:style style:name="referat_7e_LT_7e_Gliederung_20_7" style:display-name="referat~LT~Gliederung 7" style:family="paragraph" style:parent-style-name="referat_7e_LT_7e_Gliederung_20_6">
      <style:paragraph-properties fo:margin-left="8.4cm" fo:margin-right="0cm" fo:margin-top="0cm" fo:margin-bottom="0cm" loext:contextual-spacing="false" fo:text-indent="-0.6cm" style:auto-text-indent="false">
        <style:tab-stops/>
      </style:paragraph-properties>
    </style:style>
    <style:style style:name="referat_7e_LT_7e_Gliederung_20_8" style:display-name="referat~LT~Gliederung 8" style:family="paragraph" style:parent-style-name="referat_7e_LT_7e_Gliederung_20_7">
      <style:paragraph-properties fo:margin-left="9.601cm" fo:margin-right="0cm" fo:margin-top="0cm" fo:margin-bottom="0cm" loext:contextual-spacing="false" fo:text-indent="-0.6cm" style:auto-text-indent="false">
        <style:tab-stops/>
      </style:paragraph-properties>
    </style:style>
    <style:style style:name="referat_7e_LT_7e_Gliederung_20_9" style:display-name="referat~LT~Gliederung 9" style:family="paragraph" style:parent-style-name="referat_7e_LT_7e_Gliederung_20_8">
      <style:paragraph-properties fo:margin-left="10.8cm" fo:margin-right="0cm" fo:margin-top="0cm" fo:margin-bottom="0cm" loext:contextual-spacing="false" fo:text-indent="-0.6cm" style:auto-text-indent="false">
        <style:tab-stops/>
      </style:paragraph-properties>
    </style:style>
    <style:style style:name="referat_7e_LT_7e_Titel" style:display-name="refera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referat_7e_LT_7e_Untertitel" style:display-name="refera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referat_7e_LT_7e_Notizen" style:display-name="referat~LT~Notizen" style:family="paragraph">
      <style:paragraph-properties fo:margin-left="0.6cm" fo:margin-right="0cm" fo:margin-top="0cm" fo:margin-bottom="0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referat_7e_LT_7e_Hintergrundobjekte" style:display-name="referat~LT~Hintergrundobjekte" style:family="paragraph">
      <style:paragraph-properties style:text-autospace="none"/>
    </style:style>
    <style:style style:name="referat_7e_LT_7e_Hintergrund" style:display-name="referat~LT~Hintergrund" style:family="paragraph">
      <style:paragraph-properties style:text-autospace="none"/>
    </style:style>
    <style:style style:name="WW-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Gliederung_20_1" style:display-name="Gliederung 1" style:family="paragraph">
      <style:paragraph-properties fo:margin-left="1.199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Gliederung_20_2" style:display-name="Gliederung 2" style:family="paragraph" style:parent-style-name="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loext: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loext:contextual-spacing="false"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loext:contextual-spacing="false"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loext:contextual-spacing="false"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loext:contextual-spacing="false" fo:text-indent="-0.6cm" style:auto-text-indent="false">
        <style:tab-stops/>
      </style:paragraph-properties>
    </style:style>
    <style:style style:name="WW-Titel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hadow="none"/>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List_20_1_20_End" style:display-name="List 1 End" style:family="paragraph" style:parent-style-name="List" style:next-style-name="List_20_1" style:class="list">
      <style:paragraph-properties fo:margin-top="0cm" fo:margin-bottom="0.423cm" loext:contextual-spacing="fals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top="0cm" fo:margin-bottom="0.212cm" loext:contextual-spacing="false" style:page-number="auto"/>
    </style:style>
    <style:style style:name="TextkörperNachCode" style:family="paragraph" style:parent-style-name="Text_20_body" style:next-style-name="Text_20_body">
      <loext:graphic-properties draw:fill="none" draw:fill-color="#cfe7f5"/>
      <style:paragraph-properties fo:margin-top="0.22cm" fo:margin-bottom="0.21cm" loext:contextual-spacing="false" fo:background-color="transparent"/>
      <style:text-properties fo:language="de" fo:country="DE"/>
    </style:style>
    <style:style style:name="konsole" style:family="paragraph" style:parent-style-name="Text_20_body">
      <loext:graphic-properties draw:fill="solid" draw:fill-color="#000000" draw:opacity="100%"/>
      <style:paragraph-properties fo:background-color="#000000" style:border-line-width="0.002cm 0.035cm 0.002cm" fo:padding="0.049cm" fo:border="1.11pt double #000080" style:shadow="none"/>
      <style:text-properties fo:color="#33cc66" style:font-name="Courier 10 Pitch" fo:font-family="'Courier 10 Pitch'" style:font-style-name="Standard" style:font-pitch="fixed" fo:font-size="10pt"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qlOutput" style:family="paragraph" style:parent-style-name="Standard">
      <style:paragraph-properties>
        <style:tab-stops>
          <style:tab-stop style:position="1.265cm"/>
        </style:tab-stops>
      </style:paragraph-properties>
      <style:text-properties style:font-name="LMMono10" fo:font-family="LMMono10" style:font-pitch="fixed" fo:font-size="10pt" style:font-size-asian="10pt" style:font-size-complex="10pt"/>
    </style:style>
    <style:style style:name="Numbering_20_Symbols" style:display-name="Numbering Symbols"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 style:family="text">
      <style:text-properties fo:color="#333333" style:font-name="Courier 10 Pitch" fo:font-family="'Courier 10 Pitch'" style:font-style-name="Standard" style:font-pitch="fixed" fo:font-size="10pt"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ource_20_Text" style:display-name="Source Text"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Definition" style:family="text"/>
    <style:style style:name="Unbenannt1" style:family="text" style:parent-style-name="code">
      <style:text-properties style:font-name="Courier New" fo:font-family="'Courier New'" style:font-style-name="Normal" style:font-family-generic="modern" style:font-pitch="fixed" fo:font-size="8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9cm" text:min-label-distance="0.199cm"/>
      </text:list-level-style-number>
      <text:list-level-style-number text:level="2" text:style-name="Numbering_20_Symbols" style:num-suffix="." style:num-format="1">
        <style:list-level-properties text:space-before="0.501cm" text:min-label-width="0.9cm" text:min-label-distance="0.199cm"/>
      </text:list-level-style-number>
      <text:list-level-style-number text:level="3" text:style-name="Numbering_20_Symbols" style:num-suffix="." style:num-format="1">
        <style:list-level-properties text:space-before="1cm" text:min-label-width="0.9cm" text:min-label-distance="0.199cm"/>
      </text:list-level-style-number>
      <text:list-level-style-number text:level="4" text:style-name="Numbering_20_Symbols" style:num-suffix="." style:num-format="1">
        <style:list-level-properties text:space-before="1.501cm" text:min-label-width="0.9cm" text:min-label-distance="0.199cm"/>
      </text:list-level-style-number>
      <text:list-level-style-number text:level="5" text:style-name="Numbering_20_Symbols" style:num-suffix="." style:num-format="1">
        <style:list-level-properties text:space-before="2cm" text:min-label-width="0.9cm" text:min-label-distance="0.199cm"/>
      </text:list-level-style-number>
      <text:list-level-style-number text:level="6" text:style-name="Numbering_20_Symbols" style:num-suffix="." style:num-format="1">
        <style:list-level-properties text:space-before="2.501cm" text:min-label-width="0.9cm" text:min-label-distance="0.199cm"/>
      </text:list-level-style-number>
      <text:list-level-style-number text:level="7" text:style-name="Numbering_20_Symbols" style:num-suffix="." style:num-format="1">
        <style:list-level-properties text:space-before="3cm" text:min-label-width="0.9cm" text:min-label-distance="0.199cm"/>
      </text:list-level-style-number>
      <text:list-level-style-number text:level="8" text:style-name="Numbering_20_Symbols" style:num-suffix="." style:num-format="1">
        <style:list-level-properties text:space-before="3.501cm" text:min-label-width="0.9cm" text:min-label-distance="0.199cm"/>
      </text:list-level-style-number>
      <text:list-level-style-number text:level="9" text:style-name="Numbering_20_Symbols" style:num-suffix="." style:num-format="1">
        <style:list-level-properties text:space-before="4cm" text:min-label-width="0.9cm" text:min-label-distance="0.199cm"/>
      </text:list-level-style-number>
      <text:list-level-style-number text:level="10" text:style-name="Numbering_20_Symbols" style:num-suffix="." style:num-format="1">
        <style:list-level-properties text:space-before="4.501cm" text:min-label-width="0.9cm" text:min-label-distance="0.1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text-properties officeooo:rsid="000d5726"/>
    </style:style>
    <style:style style:name="Mgr1" style:family="graphic">
      <style:graphic-properties svg:stroke-color="#0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2cm" fo:margin-left="2.499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1.499cm" fo:margin-left="0cm" fo:margin-right="0cm" fo:margin-top="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Walther-Rathenau-GS Freiburg<text:tab/><text:tab/>E2<text:span text:style-name="MT1">FS</text:span>1 201<text:span text:style-name="MT1">5</text:span>/201<text:span text:style-name="MT1">6</text:span></text:p>
      </style:header>
      <style:footer>
        <text:p text:style-name="Footer"><draw:line text:anchor-type="paragraph" draw:z-index="3" draw:style-name="Mgr1" draw:text-style-name="MP1" svg:x1="0cm" svg:y1="0.25cm" svg:x2="14cm" svg:y2="0.25cm"><text:p/></draw:line><draw:line text:anchor-type="paragraph" draw:z-index="7" draw:style-name="Mgr1" draw:text-style-name="MP1" svg:x1="15cm" svg:y1="0.25cm" svg:x2="16.499cm" svg:y2="0.25cm"><text:p/></draw:line><text:tab/><text:page-number text:select-page="current">4</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0T12:11:11</meta:creation-date>
    <dc:date>2017-03-31T13:13:09.776000000</dc:date>
    <meta:editing-duration>PT8H34M58S</meta:editing-duration>
    <meta:editing-cycles>142</meta:editing-cycles>
    <meta:generator>LibreOffice/5.0.5.2$Windows_x86 LibreOffice_project/55b006a02d247b5f7215fc6ea0fde844b30035b3</meta:generator>
    <meta:document-statistic meta:table-count="0" meta:image-count="0" meta:object-count="0" meta:page-count="4" meta:paragraph-count="50" meta:word-count="963" meta:character-count="6258" meta:non-whitespace-character-count="5344"/>
  </office:meta>
</office:document-meta>
</file>